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Roboto" svg:font-family="Roboto, N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212529" fo:font-size="13pt" officeooo:rsid="002ae4bb" officeooo:paragraph-rsid="00314b2a" style:font-name-asian="Microsoft JhengHei fixed" style:font-size-asian="13pt" style:font-style-asian="normal" style:font-weight-asian="bold" style:font-size-complex="13pt"/>
    </style:style>
    <style:style style:name="P2" style:family="paragraph" style:parent-style-name="Text_20_body">
      <style:paragraph-properties fo:text-align="start" style:justify-single-word="false"/>
      <style:text-properties style:font-name="Noto Sans CJK KR" fo:font-size="8pt" officeooo:rsid="002ae4bb" officeooo:paragraph-rsid="002ae4bb" style:font-name-asian="Noto Sans CJK KR" style:font-size-asian="8pt" style:font-size-complex="8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officeooo:rsid="002ae4bb" officeooo:paragraph-rsid="002ae4bb" style:font-name-asian="Noto Sans CJK KR" style:font-size-asian="8pt" style:font-size-complex="8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officeooo:rsid="002ae4bb" officeooo:paragraph-rsid="002ae4bb" style:font-name-asian="Noto Sans CJK KR" style:font-size-asian="8pt" style:font-size-complex="8pt"/>
    </style:style>
    <style:style style:name="T1" style:family="text">
      <style:text-properties officeooo:rsid="004429f9"/>
    </style:style>
    <style:style style:name="T2" style:family="text">
      <style:text-properties officeooo:rsid="004de5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蝶戀花.孤蝶無花歸何處</text:h>
      <text:p text:style-name="P2"/>
      <text:p text:style-name="P3">身憔心哀漫街行。</text:p>
      <text:p text:style-name="P3">冷風吹影，</text:p>
      <text:p text:style-name="P3">寂寞無人與。</text:p>
      <text:p text:style-name="P3">已是三更狂風雨。</text:p>
      <text:p text:style-name="P3">燈寒。心枯。憔悴醒。</text:p>
      <text:p text:style-name="P3"/>
      <text:p text:style-name="P3">孤蝶無花歸何處？</text:p>
      <text:p text:style-name="P3">晨光煙影，</text:p>
      <text:p text:style-name="P3">清粥曉妝醒。</text:p>
      <text:p text:style-name="P3">應是挽童校園路。</text:p>
      <text:p text:style-name="P3">卻是飄零無一物。</text:p>
      <text:p text:style-name="P3"/>
      <text:p text:style-name="P3">####</text:p>
      <text:p text:style-name="P3">無聊第一次亂填詞，填個意思，不諳音律:<text:span text:style-name="T1">)</text:span></text:p>
      <text:p text:style-name="P3"/>
      <text:p text:style-name="P3">蝶[dip6/dip2]戀[lyun2]花[faa1](檻[laam6]菊[guk1]愁[sau4]煙[jin1]蘭[laan4/laan1]泣[jap1]露[lou6])</text:p>
      <text:p text:style-name="P3"/>
      <text:p text:style-name="P3">晏[aan3]殊[syu4]</text:p>
      <text:p text:style-name="P3"/>
      <text:p text:style-name="P3"/>
      <text:p text:style-name="P3">檻[laam6]菊[guk1]愁[sau4]煙[jin1]蘭[laan4/laan1]泣[jap1]露[lou6]。　　</text:p>
      <text:p text:style-name="P3">羅[lo4]幕[mok6]輕[hing1/heng1]寒[hon4]，</text:p>
      <text:p text:style-name="P3">燕[jin3]子[zi2]雙[soeng1]飛[fei1]去[heoi3]。　　</text:p>
      <text:p text:style-name="P3">明[ming4]月[jyut6]不[bat1]諳[am1]離[lei4]恨[han6]苦[fu2]，　　</text:p>
      <text:p text:style-name="P3">斜[ce4/ce3]光[gwong1]到[dou3/dou2]曉[hiu2]穿[cyun1]朱[zyu1]戶[wu6]。　　</text:p>
      <text:p text:style-name="P3"/>
      <text:p text:style-name="P3">昨[zok6]夜[je6/je2]西[sai1]風[fung1]凋[diu1]碧[bik1]樹[syu6]。　　</text:p>
      <text:p text:style-name="P3">獨[duk6]上[soeng6]高[gou1]樓[lau4/lau2]，</text:p>
      <text:p text:style-name="P3">望[mong6]盡[zeon6]天[tin1]涯[ngaai4]路[lou6]。　　</text:p>
      <text:p text:style-name="P3">欲[juk6]寄[gei3]彩[coi2]箋[zin1]兼[gim1]尺[cek3]素[sou3]，　　</text:p>
      <text:p text:style-name="P3">山[saan1]長[coeng4/zoeng2]水[seoi2]闊[fut3]知[zi1]何[ho4]處[cyu2/cyu5/cyu3]？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Roboto" svg:font-family="Roboto, N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15T12:42:38.363879625</dc:date>
    <meta:editing-duration>PT1H40M54S</meta:editing-duration>
    <meta:editing-cycles>52</meta:editing-cycles>
    <meta:document-statistic meta:table-count="0" meta:image-count="0" meta:object-count="0" meta:page-count="1" meta:paragraph-count="25" meta:word-count="257" meta:character-count="711" meta:non-whitespace-character-count="697"/>
  </office:meta>
</office:document-meta>
</file>